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-4.696cm"/>
    </style:style>
    <style:style style:name="ro2" style:family="table-row">
      <style:table-row-properties style:row-height="0.937cm"/>
    </style:style>
    <style:style style:name="ce1" style:family="table-cell">
      <loext:graphic-properties draw:fill-color="#eeeeee" style:repeat="repeat"/>
      <style:paragraph-properties fo:border="0.03pt solid #ffffff"/>
    </style:style>
    <style:style style:name="ce2" style:family="table-cell">
      <loext:graphic-properties draw:fill-color="#eeeeee" style:repeat="repeat"/>
      <style:paragraph-properties fo:border="0.03pt solid #ffffff"/>
      <style:text-properties fo:font-size="18pt" style:font-size-asian="18pt" style:font-size-complex="18pt"/>
    </style:style>
    <style:style style:name="ce3" style:family="table-cell">
      <loext:graphic-properties draw:fill-color="#eeeeee" style:repeat="repeat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eeeeee" style:repeat="repeat"/>
      <style:paragraph-properties fo:border-left="none" fo:border-right="0.03pt solid #ffffff" fo:border-top="0.03pt solid #ffffff" fo:border-bottom="0.03pt solid #ffffff"/>
    </style:style>
    <style:style style:name="ce5" style:family="table-cell">
      <loext:graphic-properties draw:fill-color="#eeeeee"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Cantarel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Team 9</text:span></text:p>
            <text:p text:style-name="P1"><text:span text:style-name="T2"/></text:p>
            <text:p text:style-name="P1"><text:span text:style-name="T3">Alexis Engelke, Johannes Fis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ulnerabilities in “Online Banking”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Stored XSS in Registration and Transaction Description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  <text:list-item>
                <text:p>SQL Injection in login form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  <text:list-item>
                <text:p>Missing check for negative amount in batch file</text:p>
                <text:list>
                  <text:list-item>
                    <text:p>Likelihood: high</text:p>
                  </text:list-item>
                  <text:list-item>
                    <text:p>Impact: medium</text:p>
                  </text:list-item>
                </text:list>
              </text:list-item>
              <text:list-item>
                <text:p>SQL Injection in uploaded transaction batch file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  <text:list-item>
                <text:p>Sensitive information sent via unencrypted channels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ored XSS in Registration and Transaction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put in transaction description (upload and form) and username is not escaped</text:p>
              </text:list-item>
              <text:list-item>
                <text:p>Both information might be displayed to an administator</text:p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 table:default-cell-style-name="ce1">
              <table:table-cell>
                <text:p>Access Complex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Privileges Required</text:p>
              </table:table-cell>
              <table:table-cell>
                <text:p>None / Low</text:p>
              </table:table-cell>
            </table:table-row>
            <table:table-row table:style-name="ro2" table:default-cell-style-name="ce1">
              <table:table-cell>
                <text:p>User Interaction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QL injection in login for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append <text:s text:c="2"/>' OR '1'='1 <text:s text:c="2"/>to the username</text:p>
              </text:list-item>
              <text:list-item>
                <text:p>This allows to login without a valid password</text:p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4">CVSS 3.0</text:p>
              </table:table-cell>
              <table:table-cell/>
            </table:table-row>
            <table:table-row table:style-name="ro2" table:default-cell-style-name="ce2">
              <table:table-cell>
                <text:p text:style-name="P4">Access Vector</text:p>
              </table:table-cell>
              <table:table-cell>
                <text:p text:style-name="P4">Network</text:p>
              </table:table-cell>
            </table:table-row>
            <table:table-row table:style-name="ro2" table:default-cell-style-name="ce2">
              <table:table-cell>
                <text:p text:style-name="P4">Access Complexity</text:p>
              </table:table-cell>
              <table:table-cell>
                <text:p text:style-name="P4">Low</text:p>
              </table:table-cell>
            </table:table-row>
            <table:table-row table:style-name="ro2" table:default-cell-style-name="ce2">
              <table:table-cell>
                <text:p text:style-name="P4">Privileges Required</text:p>
              </table:table-cell>
              <table:table-cell>
                <text:p text:style-name="P4">None</text:p>
              </table:table-cell>
            </table:table-row>
            <table:table-row table:style-name="ro2" table:default-cell-style-name="ce2">
              <table:table-cell>
                <text:p text:style-name="P4">User Interaction</text:p>
              </table:table-cell>
              <table:table-cell>
                <text:p text:style-name="P4">No</text:p>
              </table:table-cell>
            </table:table-row>
            <table:table-row table:style-name="ro2" table:default-cell-style-name="ce2">
              <table:table-cell>
                <text:p text:style-name="P4">Scope</text:p>
              </table:table-cell>
              <table:table-cell>
                <text:p text:style-name="P4">Unchanged</text:p>
              </table:table-cell>
            </table:table-row>
            <table:table-row table:style-name="ro2" table:default-cell-style-name="ce2">
              <table:table-cell>
                <text:p text:style-name="P4">Confidentiality</text:p>
              </table:table-cell>
              <table:table-cell>
                <text:p text:style-name="P4">High</text:p>
              </table:table-cell>
            </table:table-row>
            <table:table-row table:style-name="ro2" table:default-cell-style-name="ce2">
              <table:table-cell>
                <text:p text:style-name="P4">Integrity</text:p>
              </table:table-cell>
              <table:table-cell>
                <text:p text:style-name="P4">High</text:p>
              </table:table-cell>
            </table:table-row>
            <table:table-row table:style-name="ro2" table:default-cell-style-name="ce2">
              <table:table-cell>
                <text:p text:style-name="P4">Availability</text:p>
              </table:table-cell>
              <table:table-cell>
                <text:p text:style-name="P4">No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issing check for negative amount in batch fi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enter a negative amount</text:p>
              </text:list-item>
              <text:list-item>
                <text:p>And get the money from the other party</text:p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>
              <table:table-cell table:style-name="ce3">
                <text:p>Access Complexity</text:p>
              </table:table-cell>
              <table:table-cell table:style-name="ce1">
                <text:p>Low</text:p>
              </table:table-cell>
            </table:table-row>
            <table:table-row table:style-name="ro2">
              <table:table-cell table:style-name="ce1">
                <text:p>Privileges Required</text:p>
              </table:table-cell>
              <table:table-cell table:style-name="ce4">
                <text:p>Low</text:p>
              </table:table-cell>
            </table:table-row>
            <table:table-row table:style-name="ro2">
              <table:table-cell table:style-name="ce5">
                <text:p>User Interaction</text:p>
              </table:table-cell>
              <table:table-cell table:style-name="ce1">
                <text:p>No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None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QL injection in transaction batch fi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append add parts to the SQL query in various fields of the batch file</text:p>
              </text:list-item>
              <text:list-item>
                <text:p>This allows for example to make transaction without knowing a valid TAN.</text:p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 table:default-cell-style-name="ce1">
              <table:table-cell>
                <text:p>Access Complex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Privileges Required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User Interaction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7:59:24.750389336</meta:creation-date>
    <dc:date>2015-11-23T22:33:46.262788881</dc:date>
    <meta:editing-duration>PT2H48M47S</meta:editing-duration>
    <meta:editing-cycles>6</meta:editing-cycles>
    <meta:generator>LibreOffice/4.4.6.3$Linux_X86_64 LibreOffice_project/40$Build-3</meta:generator>
    <meta:document-statistic meta:object-count="48"/>
  </office:meta>
</office:document-meta>
</file>